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02cm" fo:min-width="1.08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objectwithoutfill">
      <style:graphic-properties draw:marker-end="Arrowheads_20_7" draw:marker-end-width="0.3cm" draw:fill="none" draw:textarea-vertical-align="middle"/>
    </style:style>
    <style:style style:name="gr11" style:family="graphic" style:parent-style-name="objectwithoutfill">
      <style:graphic-properties draw:marker-end="Arrowheads_20_8" draw:marker-end-width="0.3cm" draw:fill="none" draw:textarea-vertical-align="middle"/>
    </style:style>
    <style:style style:name="gr12" style:family="graphic" style:parent-style-name="objectwithoutfill">
      <style:graphic-properties draw:marker-end="Arrowheads_20_9" draw:marker-end-width="0.3cm" draw:fill="none" draw:textarea-vertical-align="middle"/>
    </style:style>
    <style:style style:name="gr13" style:family="graphic" style:parent-style-name="objectwithoutfill">
      <style:graphic-properties draw:marker-end="Arrowheads_20_10" draw:marker-end-width="0.3cm" draw:fill="none" draw:textarea-vertical-align="middle"/>
    </style:style>
    <style:style style:name="gr14" style:family="graphic" style:parent-style-name="objectwithoutfill">
      <style:graphic-properties draw:marker-end="Arrowheads_20_11" draw:marker-end-width="0.3cm" draw:fill="none" draw:textarea-vertical-align="middle"/>
    </style:style>
    <style:style style:name="gr15" style:family="graphic" style:parent-style-name="objectwithoutfill">
      <style:graphic-properties draw:marker-end="Arrowheads_20_12" draw:marker-end-width="0.3cm" draw:fill="none" draw:textarea-vertical-align="middle"/>
    </style:style>
    <style:style style:name="gr16" style:family="graphic" style:parent-style-name="objectwithoutfill">
      <style:graphic-properties draw:marker-end="Arrowheads_20_13" draw:marker-end-width="0.3cm" draw:fill="none" draw:textarea-vertical-align="middle"/>
    </style:style>
    <style:style style:name="gr17" style:family="graphic" style:parent-style-name="objectwithoutfill">
      <style:graphic-properties draw:marker-end="Arrowheads_20_14" draw:marker-end-width="0.3cm" draw:fill="none" draw:textarea-vertical-align="middle"/>
    </style:style>
    <style:style style:name="gr18" style:family="graphic" style:parent-style-name="objectwithoutfill">
      <style:graphic-properties draw:marker-end="Arrowheads_20_15" draw:marker-end-width="0.3cm" draw:fill="none" draw:textarea-vertical-align="middle"/>
    </style:style>
    <style:style style:name="gr19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1" style:family="graphic" style:parent-style-name="objectwithoutfill">
      <style:graphic-properties svg:stroke-width="0.081cm" svg:stroke-color="#000000" draw:marker-start-width="0.321cm" draw:marker-end="Arrowheads_20_16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000000" draw:marker-start-width="0.321cm" draw:marker-end="Arrowheads_20_17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88cm" svg:height="1.27cm" svg:x="1.622cm" svg:y="3.222cm">
          <text:p text:style-name="P1">7.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88cm" svg:height="1.27cm" svg:x="3.222cm" svg:y="3.222cm">
          <text:p text:style-name="P1">7.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88cm" svg:height="1.27cm" svg:x="4.822cm" svg:y="3.222cm">
          <text:p text:style-name="P1">7.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88cm" svg:height="1.27cm" svg:x="6.422cm" svg:y="3.222cm">
          <text:p text:style-name="P1">7.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88cm" svg:height="1.27cm" svg:x="1.622cm" svg:y="4.522cm">
          <text:p text:style-name="P1">8.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88cm" svg:height="1.27cm" svg:x="3.222cm" svg:y="4.522cm">
          <text:p text:style-name="P1">8.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88cm" svg:height="1.27cm" svg:x="4.822cm" svg:y="4.522cm">
          <text:p text:style-name="P1">8.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88cm" svg:height="1.27cm" svg:x="6.422cm" svg:y="4.522cm">
          <text:p text:style-name="P1">8.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88cm" svg:height="1.27cm" svg:x="1.622cm" svg:y="5.822cm">
          <text:p text:style-name="P1">9.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88cm" svg:height="1.27cm" svg:x="3.222cm" svg:y="5.822cm">
          <text:p text:style-name="P1">9.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88cm" svg:height="1.27cm" svg:x="4.822cm" svg:y="5.822cm">
          <text:p text:style-name="P1">9.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88cm" svg:height="1.27cm" svg:x="6.422cm" svg:y="5.822cm">
          <text:p text:style-name="P1">9.d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6.027cm" svg:height="1.361cm" svg:x="1.717cm" svg:y="7.05cm">
          <draw:text-box>
            <text:p text:style-name="P3"><text:span text:style-name="T1">Kopu {7,8,9} un {a,b,c,d} </text:span></text:p>
            <text:p text:style-name="P3"><text:span text:style-name="T1">Dekarta reizinājums</text:span></text:p>
          </draw:text-box>
        </draw:frame>
        <draw:custom-shape draw:style-name="gr3" draw:text-style-name="P1" xml:id="id1" draw:id="id1" draw:layer="layout" svg:width="0.254cm" svg:height="0.254cm" svg:x="13.801cm" svg:y="3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254cm" svg:height="0.254cm" svg:x="11.401cm" svg:y="5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254cm" svg:height="0.254cm" svg:x="13.801cm" svg:y="5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254cm" svg:height="0.254cm" svg:x="16.402cm" svg:y="5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1.827cm" svg:height="0.806cm" svg:x="14.013cm" svg:y="2.77cm">
          <draw:text-box>
            <text:p><text:span text:style-name="T1">sakne</text:span></text:p>
          </draw:text-box>
        </draw:frame>
        <draw:connector draw:style-name="gr4" draw:text-style-name="P2" draw:layer="layout" draw:type="line" svg:x1="13.838cm" svg:y1="3.622cm" svg:x2="11.618cm" svg:y2="5.243cm" draw:start-shape="id1" draw:start-glue-point="7" draw:end-shape="id2" draw:end-glue-point="11" svg:d="M13838 3622l-2220 1621" svg:viewBox="0 0 2221 1622">
          <text:p/>
        </draw:connector>
        <draw:connector draw:style-name="gr5" draw:text-style-name="P2" draw:layer="layout" draw:type="line" svg:x1="13.928cm" svg:y1="3.659cm" svg:x2="13.928cm" svg:y2="5.207cm" draw:start-shape="id1" draw:start-glue-point="8" draw:end-shape="id3" draw:end-glue-point="4" svg:d="M13928 3659v1548" svg:viewBox="0 0 1 1549">
          <text:p/>
        </draw:connector>
        <draw:connector draw:style-name="gr6" draw:text-style-name="P2" draw:layer="layout" draw:type="line" svg:x1="14.018cm" svg:y1="3.622cm" svg:x2="16.439cm" svg:y2="5.244cm" draw:start-shape="id1" draw:start-glue-point="9" draw:end-shape="id4" draw:end-glue-point="5" svg:d="M14018 3622l2421 1622" svg:viewBox="0 0 2422 1623">
          <text:p/>
        </draw:connector>
        <draw:custom-shape draw:style-name="gr3" draw:text-style-name="P1" xml:id="id5" draw:id="id5" draw:layer="layout" svg:width="0.254cm" svg:height="0.254cm" svg:x="10.202cm" svg:y="6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0.254cm" svg:height="0.254cm" svg:x="10.803cm" svg:y="6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0.254cm" svg:height="0.254cm" svg:x="11.403cm" svg:y="6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0.254cm" svg:height="0.254cm" svg:x="12.004cm" svg:y="6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0.254cm" svg:height="0.254cm" svg:x="13.003cm" svg:y="6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0.254cm" svg:height="0.254cm" svg:x="13.604cm" svg:y="6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0.254cm" svg:height="0.254cm" svg:x="14.204cm" svg:y="6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0.254cm" svg:height="0.254cm" svg:x="14.805cm" svg:y="6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0.254cm" svg:height="0.254cm" svg:x="15.703cm" svg:y="6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0.254cm" svg:height="0.254cm" svg:x="16.304cm" svg:y="6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254cm" svg:height="0.254cm" svg:x="16.904cm" svg:y="6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0.254cm" svg:height="0.254cm" svg:x="17.505cm" svg:y="6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1.401cm" svg:y1="5.333cm" svg:x2="10.329cm" svg:y2="6.807cm" draw:start-shape="id2" draw:start-glue-point="6" draw:end-shape="id5" draw:end-glue-point="4" svg:d="M11401 5333l-1072 1474" svg:viewBox="0 0 1073 1475">
          <text:p/>
        </draw:connector>
        <draw:connector draw:style-name="gr8" draw:text-style-name="P2" draw:layer="layout" draw:type="line" svg:x1="11.618cm" svg:y1="5.423cm" svg:x2="12.131cm" svg:y2="6.809cm" draw:start-shape="id2" draw:start-glue-point="9" draw:end-shape="id6" draw:end-glue-point="4" svg:d="M11618 5423l513 1386" svg:viewBox="0 0 514 1387">
          <text:p/>
        </draw:connector>
        <draw:connector draw:style-name="gr9" draw:text-style-name="P2" draw:layer="layout" draw:type="line" svg:x1="11.438cm" svg:y1="5.423cm" svg:x2="10.93cm" svg:y2="6.808cm" draw:start-shape="id2" draw:start-glue-point="7" draw:end-shape="id7" draw:end-glue-point="4" svg:d="M11438 5423l-508 1385" svg:viewBox="0 0 509 1386">
          <text:p/>
        </draw:connector>
        <draw:connector draw:style-name="gr10" draw:text-style-name="P2" draw:layer="layout" draw:type="line" svg:x1="11.528cm" svg:y1="5.46cm" svg:x2="11.53cm" svg:y2="6.808cm" draw:start-shape="id2" draw:start-glue-point="8" draw:end-shape="id8" draw:end-glue-point="4" svg:d="M11528 5460l2 1348" svg:viewBox="0 0 3 1349">
          <text:p/>
        </draw:connector>
        <draw:connector draw:style-name="gr11" draw:text-style-name="P2" draw:layer="layout" draw:type="line" svg:x1="16.439cm" svg:y1="5.424cm" svg:x2="15.83cm" svg:y2="6.808cm" draw:start-shape="id4" draw:start-glue-point="7" draw:end-shape="id9" draw:end-glue-point="4" svg:d="M16439 5424l-609 1384" svg:viewBox="0 0 610 1385">
          <text:p/>
        </draw:connector>
        <draw:connector draw:style-name="gr12" draw:text-style-name="P2" draw:layer="layout" draw:type="line" svg:x1="16.529cm" svg:y1="5.461cm" svg:x2="16.431cm" svg:y2="6.809cm" draw:start-shape="id4" draw:start-glue-point="8" draw:end-shape="id10" draw:end-glue-point="4" svg:d="M16529 5461l-98 1348" svg:viewBox="0 0 99 1349">
          <text:p/>
        </draw:connector>
        <draw:connector draw:style-name="gr13" draw:text-style-name="P2" draw:layer="layout" draw:type="line" svg:x1="16.619cm" svg:y1="5.424cm" svg:x2="17.031cm" svg:y2="6.809cm" draw:start-shape="id4" draw:start-glue-point="9" draw:end-shape="id11" draw:end-glue-point="4" svg:d="M16619 5424l412 1385" svg:viewBox="0 0 413 1386">
          <text:p/>
        </draw:connector>
        <draw:connector draw:style-name="gr14" draw:text-style-name="P2" draw:layer="layout" draw:type="line" svg:x1="16.656cm" svg:y1="5.334cm" svg:x2="17.632cm" svg:y2="6.81cm" draw:start-shape="id4" draw:start-glue-point="10" draw:end-shape="id12" draw:end-glue-point="4" svg:d="M16656 5334l976 1476" svg:viewBox="0 0 977 1477">
          <text:p/>
        </draw:connector>
        <draw:connector draw:style-name="gr15" draw:text-style-name="P2" draw:layer="layout" draw:type="line" svg:x1="13.838cm" svg:y1="5.424cm" svg:x2="13.13cm" svg:y2="6.808cm" draw:start-shape="id3" draw:start-glue-point="7" draw:end-shape="id13" draw:end-glue-point="4" svg:d="M13838 5424l-708 1384" svg:viewBox="0 0 709 1385">
          <text:p/>
        </draw:connector>
        <draw:connector draw:style-name="gr16" draw:text-style-name="P2" draw:layer="layout" draw:type="line" svg:x1="13.928cm" svg:y1="5.461cm" svg:x2="13.731cm" svg:y2="6.809cm" draw:start-shape="id3" draw:start-glue-point="8" draw:end-shape="id14" draw:end-glue-point="4" svg:d="M13928 5461l-197 1348" svg:viewBox="0 0 198 1349">
          <text:p/>
        </draw:connector>
        <draw:connector draw:style-name="gr17" draw:text-style-name="P2" draw:layer="layout" draw:type="line" svg:x1="13.928cm" svg:y1="5.461cm" svg:x2="14.331cm" svg:y2="6.809cm" draw:start-shape="id3" draw:start-glue-point="8" draw:end-shape="id15" draw:end-glue-point="4" svg:d="M13928 5461l403 1348" svg:viewBox="0 0 404 1349">
          <text:p/>
        </draw:connector>
        <draw:connector draw:style-name="gr18" draw:text-style-name="P2" draw:layer="layout" draw:type="line" svg:x1="14.018cm" svg:y1="5.424cm" svg:x2="14.932cm" svg:y2="6.81cm" draw:start-shape="id3" draw:start-glue-point="9" draw:end-shape="id16" draw:end-glue-point="4" svg:d="M14018 5424l914 1386" svg:viewBox="0 0 915 1387">
          <text:p/>
        </draw:connector>
        <draw:frame draw:style-name="gr2" draw:text-style-name="P4" draw:layer="layout" svg:width="4.062cm" svg:height="0.806cm" svg:x="12.06cm" svg:y="7.141cm">
          <draw:text-box>
            <text:p text:style-name="P3"><text:span text:style-name="T1">Koka zarošanās</text:span></text:p>
          </draw:text-box>
        </draw:frame>
        <draw:frame draw:style-name="gr2" draw:text-style-name="P6" draw:layer="layout" svg:width="0.853cm" svg:height="0.962cm" svg:x="11.972cm" svg:y="3.857cm">
          <draw:text-box>
            <text:p>7</text:p>
          </draw:text-box>
        </draw:frame>
        <draw:frame draw:style-name="gr2" draw:text-style-name="P6" draw:layer="layout" svg:width="0.853cm" svg:height="0.962cm" svg:x="13.273cm" svg:y="4.057cm">
          <draw:text-box>
            <text:p>8</text:p>
          </draw:text-box>
        </draw:frame>
        <draw:frame draw:style-name="gr2" draw:text-style-name="P6" draw:layer="layout" svg:width="0.853cm" svg:height="0.962cm" svg:x="15.273cm" svg:y="3.857cm">
          <draw:text-box>
            <text:p>9</text:p>
          </draw:text-box>
        </draw:frame>
        <draw:line draw:style-name="gr19" draw:text-style-name="P2" xml:id="id17" draw:id="id17" draw:layer="layout" svg:x1="4.492cm" svg:y1="10.207cm" svg:x2="5.762cm" svg:y2="10.207cm">
          <text:p/>
        </draw:line>
        <draw:line draw:style-name="gr19" draw:text-style-name="P2" xml:id="id21" draw:id="id21" draw:layer="layout" svg:x1="9.992cm" svg:y1="10.107cm" svg:x2="11.262cm" svg:y2="10.107cm">
          <text:p/>
        </draw:line>
        <draw:line draw:style-name="gr19" draw:text-style-name="P2" xml:id="id26" draw:id="id26" draw:layer="layout" svg:x1="15.292cm" svg:y1="10.007cm" svg:x2="16.562cm" svg:y2="10.007cm">
          <text:p/>
        </draw:line>
        <draw:custom-shape draw:style-name="gr20" draw:text-style-name="P7" xml:id="id18" draw:id="id18" draw:layer="layout" svg:width="0.102cm" svg:height="0.099cm" svg:x="8.267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19" draw:id="id19" draw:layer="layout" svg:width="0.102cm" svg:height="0.099cm" svg:x="8.267cm" svg:y="10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20" draw:id="id20" draw:layer="layout" svg:width="0.102cm" svg:height="0.099cm" svg:x="8.267cm" svg:y="11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" draw:layer="layout" draw:type="curve" svg:x1="5.762cm" svg:y1="10.207cm" svg:x2="8.267cm" svg:y2="8.987cm" draw:start-shape="id17" draw:start-glue-point="1" draw:end-shape="id18" draw:end-glue-point="6" svg:d="M5762 10207c1909 0 657-1220 2505-1220" svg:viewBox="0 0 2506 1221">
          <text:p/>
        </draw:connector>
        <draw:connector draw:style-name="gr22" draw:text-style-name="P2" draw:layer="layout" draw:type="line" svg:x1="5.762cm" svg:y1="10.207cm" svg:x2="8.267cm" svg:y2="10.139cm" draw:start-shape="id17" draw:start-glue-point="1" draw:end-shape="id19" draw:end-glue-point="6" svg:d="M5762 10207l2505-68" svg:viewBox="0 0 2506 69">
          <text:p/>
        </draw:connector>
        <draw:connector draw:style-name="gr21" draw:text-style-name="P2" draw:layer="layout" draw:type="curve" svg:x1="6.014cm" svg:y1="10.193cm" svg:x2="8.267cm" svg:y2="11.198cm" draw:end-shape="id20" draw:end-glue-point="6" svg:d="M6014 10193c1314 0 188 1005 2253 1005" svg:viewBox="0 0 2254 1006">
          <text:p/>
        </draw:connector>
        <draw:connector draw:style-name="gr19" draw:text-style-name="P2" draw:layer="layout" draw:type="curve" svg:x1="8.369cm" svg:y1="8.987cm" svg:x2="9.992cm" svg:y2="10.107cm" draw:start-shape="id18" draw:start-glue-point="10" draw:end-shape="id21" draw:end-glue-point="3" svg:d="M8369 8987c1188 0 377 1120 1623 1120" svg:viewBox="0 0 1624 1121">
          <text:p/>
        </draw:connector>
        <draw:connector draw:style-name="gr19" draw:text-style-name="P2" draw:layer="layout" draw:type="line" svg:x1="8.369cm" svg:y1="10.139cm" svg:x2="9.992cm" svg:y2="10.107cm" draw:start-shape="id19" draw:start-glue-point="10" draw:end-shape="id21" draw:end-glue-point="3" svg:d="M8369 10139l1623-32" svg:viewBox="0 0 1624 33">
          <text:p/>
        </draw:connector>
        <draw:connector draw:style-name="gr19" draw:text-style-name="P2" draw:layer="layout" draw:type="curve" svg:x1="8.369cm" svg:y1="11.198cm" svg:x2="9.992cm" svg:y2="10.107cm" draw:start-shape="id20" draw:start-glue-point="10" draw:end-shape="id21" draw:end-glue-point="3" svg:d="M8369 11198c1188 0 377-1091 1623-1091" svg:viewBox="0 0 1624 1092">
          <text:p/>
        </draw:connector>
        <draw:custom-shape draw:style-name="gr20" draw:text-style-name="P7" xml:id="id22" draw:id="id22" draw:layer="layout" svg:width="0.102cm" svg:height="0.099cm" svg:x="13.468cm" svg:y="8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23" draw:id="id23" draw:layer="layout" svg:width="0.102cm" svg:height="0.099cm" svg:x="13.469cm" svg:y="9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24" draw:id="id24" draw:layer="layout" svg:width="0.102cm" svg:height="0.099cm" svg:x="13.469cm" svg:y="1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25" draw:id="id25" draw:layer="layout" svg:width="0.102cm" svg:height="0.099cm" svg:x="13.469cm" svg:y="11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" draw:layer="layout" draw:type="curve" svg:x1="11.262cm" svg:y1="10.107cm" svg:x2="13.468cm" svg:y2="8.887cm" draw:start-shape="id21" draw:start-glue-point="1" draw:end-shape="id22" draw:end-glue-point="6" svg:d="M11262 10107c1684 0 582-1220 2206-1220" svg:viewBox="0 0 2207 1221">
          <text:p/>
        </draw:connector>
        <draw:connector draw:style-name="gr21" draw:text-style-name="P2" draw:layer="layout" draw:type="curve" svg:x1="11.262cm" svg:y1="10.107cm" svg:x2="13.469cm" svg:y2="9.687cm" draw:start-shape="id21" draw:start-glue-point="1" draw:end-shape="id23" draw:end-glue-point="6" svg:d="M11262 10107c1686 0 583-420 2207-420" svg:viewBox="0 0 2208 421">
          <text:p/>
        </draw:connector>
        <draw:connector draw:style-name="gr21" draw:text-style-name="P2" draw:layer="layout" draw:type="curve" svg:x1="11.262cm" svg:y1="10.107cm" svg:x2="13.469cm" svg:y2="10.487cm" draw:start-shape="id21" draw:start-glue-point="1" draw:end-shape="id24" draw:end-glue-point="6" svg:d="M11262 10107c1686 0 583 380 2207 380" svg:viewBox="0 0 2208 381">
          <text:p/>
        </draw:connector>
        <draw:connector draw:style-name="gr21" draw:text-style-name="P2" draw:layer="layout" draw:type="curve" svg:x1="11.262cm" svg:y1="10.107cm" svg:x2="13.469cm" svg:y2="11.287cm" draw:start-shape="id21" draw:start-glue-point="1" draw:end-shape="id25" draw:end-glue-point="6" svg:d="M11262 10107c1686 0 583 1180 2207 1180" svg:viewBox="0 0 2208 1181">
          <text:p/>
        </draw:connector>
        <draw:connector draw:style-name="gr19" draw:text-style-name="P2" draw:layer="layout" draw:type="curve" svg:x1="13.57cm" svg:y1="8.887cm" svg:x2="15.292cm" svg:y2="10.007cm" draw:start-shape="id22" draw:start-glue-point="10" draw:end-shape="id26" draw:end-glue-point="3" svg:d="M13570 8887c1263 0 402 1120 1722 1120" svg:viewBox="0 0 1723 1121">
          <text:p/>
        </draw:connector>
        <draw:connector draw:style-name="gr19" draw:text-style-name="P2" draw:layer="layout" draw:type="curve" svg:x1="13.571cm" svg:y1="9.687cm" svg:x2="15.292cm" svg:y2="10.007cm" draw:start-shape="id23" draw:start-glue-point="10" draw:end-shape="id26" draw:end-glue-point="3" svg:d="M13571 9687c1261 0 401 320 1721 320" svg:viewBox="0 0 1722 321">
          <text:p/>
        </draw:connector>
        <draw:connector draw:style-name="gr19" draw:text-style-name="P2" draw:layer="layout" draw:type="curve" svg:x1="13.571cm" svg:y1="10.487cm" svg:x2="15.292cm" svg:y2="10.007cm" draw:start-shape="id24" draw:start-glue-point="10" draw:end-shape="id26" draw:end-glue-point="3" svg:d="M13571 10487c1261 0 401-480 1721-480" svg:viewBox="0 0 1722 481">
          <text:p/>
        </draw:connector>
        <draw:connector draw:style-name="gr19" draw:text-style-name="P2" draw:layer="layout" draw:type="curve" svg:x1="13.571cm" svg:y1="11.287cm" svg:x2="15.292cm" svg:y2="10.007cm" draw:start-shape="id25" draw:start-glue-point="10" draw:end-shape="id26" draw:end-glue-point="3" svg:d="M13571 11287c1261 0 401-1280 1721-1280" svg:viewBox="0 0 1722 1281">
          <text:p/>
        </draw:connector>
        <draw:frame draw:style-name="gr2" draw:text-style-name="P5" draw:layer="layout" svg:width="5.226cm" svg:height="0.806cm" svg:x="7.737cm" svg:y="11.395cm">
          <draw:text-box>
            <text:p><text:span text:style-name="T1">Vilcieniņa diagramma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5-09-21T23:15:45.967066504</meta:creation-date>
    <dc:date>2025-09-22T01:13:57.292757962</dc:date>
    <meta:editing-duration>PT1H34M19S</meta:editing-duration>
    <meta:editing-cycles>1</meta:editing-cycles>
    <meta:document-statistic meta:object-count="74"/>
    <meta:generator>LibreOffice/7.1.3.2$MacOSX_X86_64 LibreOffice_project/47f78053abe362b9384784d31a6e56f8511eb1c1</meta:generator>
  </office:meta>
</office:document-meta>
</file>